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06_12-29-28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06_17-21-16_000.jpg</text:p>
          </table:table-cell>
          <table:table-cell table:style-name="ce19" office:value-type="string">
            <text:p>:m 東和 PHOTO / 210805th / 雪谷大塚駅 / 雪が谷大塚プロジェクト / １名 / ホクシン設備（合田工務店） / 日誌</text:p>
          </table:table-cell>
          <table:table-cell table:style-name="ce17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8" table:formula="of:=IF([.E3]=&quot;&quot;;[.C3];CONCATENATE([.C3];&quot; / &quot;;[.E3]))" office:value-type="string" office:string-value=":m 東和 PHOTO / 210805th / 雪谷大塚駅 / 雪が谷大塚プロジェクト / １名 / ホクシン設備（合田工務店） / 日誌">
            <text:p>:m 東和 PHOTO / 210805th / 雪谷大塚駅 / 雪が谷大塚プロジェクト / １名 / ホクシン設備（合田工務店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06_17-21-59_000.jpg</text:p>
          </table:table-cell>
          <table:table-cell table:style-name="ce19" office:value-type="string">
            <text:p>:bookmemo / 読んだ本 / 『一神教の起源』 / 著者=山我哲雄</text:p>
          </table:table-cell>
          <table:table-cell table:style-name="ce19"/>
          <table:table-cell table:style-name="ce4"/>
          <table:table-cell table:style-name="ce4" office:value-type="string">
            <text:p>N-35-35-23.890686 E-139-34-59.652099</text:p>
          </table:table-cell>
          <table:table-cell table:style-name="ce38" table:formula="of:=IF([.E4]=&quot;&quot;;[.C4];CONCATENATE([.C4];&quot; / &quot;;[.E4]))" office:value-type="string" office:string-value=":bookmemo / 読んだ本 / 『一神教の起源』 / 著者=山我哲雄">
            <text:p>:bookmemo / 読んだ本 / 『一神教の起源』 / 著者=山我哲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06_18-13-53_000.jpg</text:p>
          </table:table-cell>
          <table:table-cell table:style-name="ce19" office:value-type="string">
            <text:p>:m RES 1-2*6 / free# JVEMV6 68#_58:1 / 68. theoretical-physics(tp) / w=整数環；剰余類,topics=~,other=q+;q+:(aH ∩ bH=φ),s=~,i=~,doc=r-3-4~5#5;r-3-3~19</text:p>
          </table:table-cell>
          <table:table-cell table:style-name="ce17"/>
          <table:table-cell table:style-name="ce4"/>
          <table:table-cell table:style-name="ce4" office:value-type="string">
            <text:p>N-35-35-23.890686 E-139-34-59.652099</text:p>
          </table:table-cell>
          <table:table-cell table:style-name="ce38" table:formula="of:=IF([.E5]=&quot;&quot;;[.C5];CONCATENATE([.C5];&quot; / &quot;;[.E5]))" office:value-type="string" office:string-value=":m RES 1-2*6 / free# JVEMV6 68#_58:1 / 68. theoretical-physics(tp) / w=整数環；剰余類,topics=~,other=q+;q+:(aH ∩ bH=φ),s=~,i=~,doc=r-3-4~5#5;r-3-3~19">
            <text:p>:m RES 1-2*6 / free# JVEMV6 68#_58:1 / 68. theoretical-physics(tp) / w=整数環；剰余類,topics=~,other=q+;q+:(aH ∩ bH=φ),s=~,i=~,doc=r-3-4~5#5;r-3-3~1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06_18-14-12_000.jpg</text:p>
          </table:table-cell>
          <table:table-cell table:style-name="ce19" office:value-type="string">
            <text:p>:m RES 3-4*6 / free# JVEMV6 68#_58:1 / 68. theoretical-physics(tp) / w=整数環；剰余類,topics=~,other=q+:(aH ∩ bH=φ);q+:(H ∩ a_i*H=φ),s=~,i=~,doc=r-3-3~19</text:p>
          </table:table-cell>
          <table:table-cell table:style-name="ce19"/>
          <table:table-cell table:style-name="ce4"/>
          <table:table-cell table:style-name="ce4" office:value-type="string">
            <text:p>N-35-35-23.890686 E-139-34-59.652099</text:p>
          </table:table-cell>
          <table:table-cell table:style-name="ce38" table:formula="of:=IF([.E6]=&quot;&quot;;[.C6];CONCATENATE([.C6];&quot; / &quot;;[.E6]))" office:value-type="string" office:string-value=":m RES 3-4*6 / free# JVEMV6 68#_58:1 / 68. theoretical-physics(tp) / w=整数環；剰余類,topics=~,other=q+:(aH ∩ bH=φ);q+:(H ∩ a_i*H=φ),s=~,i=~,doc=r-3-3~19">
            <text:p>:m RES 3-4*6 / free# JVEMV6 68#_58:1 / 68. theoretical-physics(tp) / w=整数環；剰余類,topics=~,other=q+:(aH ∩ bH=φ);q+:(H ∩ a_i*H=φ),s=~,i=~,doc=r-3-3~1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06_18-14-34_000.jpg</text:p>
          </table:table-cell>
          <table:table-cell table:style-name="ce19" office:value-type="string">
            <text:p>:m RES 5-6*6 / free# JVEMV6 68#_58:1 / 68. theoretical-physics(tp) / w=部分環,topics=~,other=calc+;q+:A={0},s=~,i=~,doc=r-3-3~19;r-3-4~6</text:p>
          </table:table-cell>
          <table:table-cell table:style-name="ce20"/>
          <table:table-cell table:style-name="ce4"/>
          <table:table-cell table:style-name="ce4" office:value-type="string">
            <text:p>N-35-35-30.729675 E-139-34-45.864257</text:p>
          </table:table-cell>
          <table:table-cell table:style-name="ce38" table:formula="of:=IF([.E7]=&quot;&quot;;[.C7];CONCATENATE([.C7];&quot; / &quot;;[.E7]))" office:value-type="string" office:string-value=":m RES 5-6*6 / free# JVEMV6 68#_58:1 / 68. theoretical-physics(tp) / w=部分環,topics=~,other=calc+;q+:A={0},s=~,i=~,doc=r-3-3~19;r-3-4~6">
            <text:p>:m RES 5-6*6 / free# JVEMV6 68#_58:1 / 68. theoretical-physics(tp) / w=部分環,topics=~,other=calc+;q+:A={0},s=~,i=~,doc=r-3-3~19;r-3-4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06_21-01-10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1.350097 E-139-34-43.831787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07_00-52-54_000.jpg</text:p>
          </table:table-cell>
          <table:table-cell table:style-name="ce19" office:value-type="string">
            <text:p>:m :PHOTO 寝た時刻 / 2020 / オナニー、未了、0:10頃～</text:p>
          </table:table-cell>
          <table:table-cell table:style-name="ce19"/>
          <table:table-cell table:style-name="ce4"/>
          <table:table-cell table:style-name="ce4" office:value-type="string">
            <text:p>N-35-35-24.234008 E-139-34-55.037841</text:p>
          </table:table-cell>
          <table:table-cell table:style-name="ce38" table:formula="of:=IF([.E9]=&quot;&quot;;[.C9];CONCATENATE([.C9];&quot; / &quot;;[.E9]))" office:value-type="string" office:string-value=":m :PHOTO 寝た時刻 / 2020 / オナニー、未了、0:10頃～">
            <text:p>:m :PHOTO 寝た時刻 / 2020 / オナニー、未了、0:10頃～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07_07-20-51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3.451232 E-139-34-59.267578</text:p>
          </table:table-cell>
          <table:table-cell table:style-name="ce38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07_07-27-09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28.889465 E-139-34-50.423583</text:p>
          </table:table-cell>
          <table:table-cell table:style-name="ce38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2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7">2021/08/07</text:date>, <text:time>08:48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07T08:48:56.82</dc:date>
    <dc:creator>iwabuchi ken</dc:creator>
    <meta:editing-duration>P35DT14H41M38S</meta:editing-duration>
    <meta:editing-cycles>13082</meta:editing-cycles>
    <meta:document-statistic meta:table-count="1" meta:cell-count="424" meta:object-count="0"/>
  </office:meta>
</office:document-meta>
</file>